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hatch" draw:fill-color="#ffffff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78cm"/>
    </style:style>
    <style:style style:name="gr3" style:family="graphic" style:parent-style-name="standard">
      <style:graphic-properties svg:stroke-width="0.05cm" draw:marker-start-width="0.275cm" draw:marker-end-width="0.275cm" draw:fill="solid" draw:fill-color="#000000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22cm" draw:marker-start-width="0.53cm" draw:marker-end="" draw:marker-end-width="0.63cm" draw:textarea-horizontal-align="center" draw:textarea-vertical-align="middle" fo:padding-top="0.235cm" fo:padding-bottom="0.235cm" fo:padding-left="0.36cm" fo:padding-right="0.36cm"/>
    </style:style>
    <style:style style:name="gr5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2cm" draw:marker-start-width="0.23cm" draw:marker-end="Arrow" draw:marker-end-width="0.13cm" draw:fill="none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5cm" draw:marker-start="Arrow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family="'Century Schoolbook L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4" style:family="paragraph">
      <style:text-properties fo:color="#000000" fo:font-family="'Century Schoolbook L'" style:font-family-generic="roman" style:font-pitch="variable" fo:font-size="18pt" style:font-size-asian="18pt" style:font-size-complex="18pt"/>
    </style:style>
    <style:style style:name="T1" style:family="text">
      <style:text-properties fo:color="#000000" fo:font-family="'Century Schoolbook L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" style:family="text">
      <style:text-properties fo:color="#000000" fo:font-family="'Century Schoolbook L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" style:family="text">
      <style:text-properties fo:color="#000000" fo:font-family="'Century Schoolbook L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1.839cm" svg:height="1.881cm" svg:x="5.839cm" svg:y="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443cm" svg:height="1.328cm" svg:x="5.246cm" svg:y="2.144cm">
          <draw:text-box>
            <text:p text:style-name="P2"><text:span text:style-name="T1">r</text:span></text:p>
          </draw:text-box>
        </draw:frame>
        <draw:custom-shape draw:style-name="gr3" draw:text-style-name="P1" draw:layer="layout" svg:width="0.451cm" svg:height="0.454cm" svg:x="4.69cm" svg:y="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8cm" svg:height="1.882cm" svg:x="1.911cm" svg:y="2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69cm" svg:y1="3.068cm" svg:x2="6.346cm" svg:y2="2.106cm">
          <text:p/>
        </draw:line>
        <draw:custom-shape draw:style-name="gr3" draw:text-style-name="P1" draw:layer="layout" svg:width="0.182cm" svg:height="0.189cm" svg:x="6.276cm" svg:y="2.0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912cm" svg:y1="3.881cm" svg:x2="4.912cm" svg:y2="0.318cm">
          <text:p/>
        </draw:line>
        <draw:path draw:style-name="gr6" draw:text-style-name="P1" draw:layer="layout" svg:width="1.019cm" svg:height="0.374cm" draw:transform="skewX (-0.0472984227290374) rotate (-2.95536602240263) translate (5.38957275762856cm 1.00679755200814cm)" svg:viewBox="0 0 1020 375" svg:d="m620 369c139 0 402 45 400-114-1-132-229-144-359-175-124-31-258-39-382-73-138-38-335 74-264 211l112 93 111 33">
          <text:p/>
        </draw:path>
        <draw:line draw:style-name="gr7" draw:text-style-name="P1" draw:layer="layout" svg:x1="3.5cm" svg:y1="4.7cm" svg:x2="7.5cm" svg:y2="3.2cm">
          <text:p/>
        </draw:line>
        <draw:frame draw:style-name="gr8" draw:text-style-name="P4" draw:layer="layout" svg:width="2.5cm" svg:height="1.094cm" svg:x="5.3cm" svg:y="3.7cm">
          <draw:text-box>
            <text:p text:style-name="P2"><text:span text:style-name="T2">d</text:span><text:span text:style-name="T3"> = 2</text:span><text:span text:style-name="T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2-06-05T22:13:44</dc:date>
    <meta:editing-cycles>42</meta:editing-cycles>
    <meta:editing-duration>PT10H55M31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